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5cm" svg:stroke-color="#000000" draw:marker-start-width="0.355cm" draw:marker-end-width="0.355cm" draw:fill="none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2cm" svg:stroke-color="#000000" draw:marker-start-width="0.26cm" draw:marker-end-width="0.26cm" draw:textarea-horizontal-align="center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svg:stroke-width="0.02cm" svg:stroke-color="#000000" draw:marker-start-width="0.26cm" draw:marker-end-width="0.26cm" draw:fill="none" draw:textarea-horizontal-align="justify" draw:textarea-vertical-align="middle" draw:auto-grow-height="false" fo:min-height="0.72cm" fo:min-width="0.47cm" fo:padding-top="0.135cm" fo:padding-bottom="0.135cm" fo:padding-left="0.26cm" fo:padding-right="0.26cm"/>
    </style:style>
    <style:style style:name="gr4" style:family="graphic" style:parent-style-name="standard">
      <style:graphic-properties svg:stroke-width="0.02cm" svg:stroke-color="#000000" draw:marker-start-width="0.26cm" draw:marker-end-width="0.26cm" draw:fill="solid" draw:fill-color="#000000" draw:textarea-horizontal-align="justify" draw:textarea-vertical-align="middle" draw:auto-grow-height="false" fo:min-height="0cm" fo:min-width="0cm" fo:padding-top="0.135cm" fo:padding-bottom="0.135cm" fo:padding-left="0.26cm" fo:padding-right="0.26cm"/>
    </style:style>
    <style:style style:name="gr5" style:family="graphic" style:parent-style-name="standard">
      <style:graphic-properties svg:stroke-width="0.02cm" svg:stroke-color="#000000" draw:marker-start-width="0.26cm" draw:marker-end-width="0.26cm" draw:fill="none" draw:fill-color="#000000" draw:textarea-horizontal-align="justify" draw:textarea-vertical-align="middle" draw:auto-grow-height="false" fo:min-height="0cm" fo:min-width="0cm" fo:padding-top="0.135cm" fo:padding-bottom="0.135cm" fo:padding-left="0.26cm" fo:padding-right="0.2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none" draw:fill-color="#000000"/>
      <style:paragraph-properties fo:text-align="center"/>
    </style:style>
  </office:automatic-styles>
  <office:body>
    <office:drawing>
      <draw:page draw:name="page1" draw:style-name="dp1" draw:master-page-name="Standard">
        <draw:path draw:style-name="gr1" draw:text-style-name="P1" draw:layer="layout" svg:width="7.023cm" svg:height="5.316cm" svg:x="2.784cm" svg:y="2.3cm" svg:viewBox="0 0 7024 5317" svg:d="M1153 446c1171-662 2278-437 3219-270 944 224 2944 924 2615 2229s-1334-294-2617 6c-1283 299-254 1889-1109 2722s-3132-1378-3213-2412c-132-821-64-1612 1105-2275z">
          <text:p/>
        </draw:path>
        <draw:path draw:style-name="gr1" draw:text-style-name="P1" draw:layer="layout" svg:width="2.057cm" svg:height="1.217cm" svg:x="6.743cm" svg:y="6.672cm" svg:viewBox="0 0 2058 1218" svg:d="M113 444c273-463 804-421 1079-441 275-19 671 41 835 496 163 455-331 632-1152 709-821 76-1036-300-762-764z">
          <text:p/>
        </draw:path>
        <draw:path draw:style-name="gr2" draw:text-style-name="P2" draw:layer="layout" svg:width="5.502cm" svg:height="3.726cm" svg:x="3.597cm" svg:y="2.983cm" svg:viewBox="0 0 5503 3727" svg:d="M903 317c1200-600 2400-200 3100 0 740 211 1400 700 1500 1200-400-200-600-300-1000-400s-800-200-1300-100c-500 112-800 300-1000 1000s100 1100-200 1600-1897-816-1961-1555c-106-587-71-1271 861-1745z">
          <text:p/>
        </draw:path>
        <draw:g>
          <draw:custom-shape draw:style-name="gr3" draw:text-style-name="P1" draw:layer="layout" svg:width="1.4cm" svg:height="1.4cm" svg:x="4.255cm" svg:y="2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1cm" svg:height="0.1cm" svg:x="4.906cm" svg:y="3.0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4cm" svg:height="1.4cm" svg:x="4.256cm" svg:y="2.4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1cm" svg:height="0.1cm" svg:x="4.907cm" svg:y="3.0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4cm" svg:height="1.4cm" svg:x="7.156cm" svg:y="2.9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1cm" svg:height="0.1cm" svg:x="7.807cm" svg:y="3.5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4cm" svg:height="1.4cm" svg:x="3.457cm" svg:y="5.0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1cm" svg:height="0.1cm" svg:x="4.108cm" svg:y="5.6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4cm" svg:height="1.4cm" svg:x="7.4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0.1cm" svg:height="0.1cm" svg:x="8.051cm" svg:y="7.1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7T09:28:33.975000000</meta:creation-date>
    <meta:generator>LibreOffice/4.4.3.2$Windows_x86 LibreOffice_project/88805f81e9fe61362df02b9941de8e38a9b5fd16</meta:generator>
    <dc:date>2016-08-25T11:11:56.987000000</dc:date>
    <meta:editing-duration>PT1H39M52S</meta:editing-duration>
    <meta:editing-cycles>8</meta:editing-cycles>
    <meta:document-statistic meta:object-count="18"/>
  </office:meta>
</office:document-meta>
</file>